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/>
    </style:style>
    <style:style style:name="gr2" style:family="graphic" style:parent-style-name="standard">
      <style:graphic-properties draw:stroke="none" draw:fill="solid" draw:fill-color="#cfe2f3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cfe2f3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T2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3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417cm" svg:height="17.361cm" svg:x="0cm" svg:y="0cm" svg:viewBox="0 0 16418 17362" draw:points="0,0 16418,0 16418,17362 0,17362">
          <text:p/>
        </draw:polygon>
        <draw:path draw:style-name="gr2" draw:text-style-name="P2" draw:layer="layout" svg:width="4.612cm" svg:height="1.365cm" svg:x="5.85cm" svg:y="2.085cm" svg:viewBox="0 0 4613 1366" svg:d="M0 227c0-126 102-227 228-227h4157c61 0 118 24 161 66 43 43 67 101 67 161v910c0 126-102 229-228 229h-4157c-126 0-228-103-228-229z">
          <text:p/>
        </draw:path>
        <draw:path draw:style-name="gr3" draw:text-style-name="P3" draw:layer="layout" svg:width="4.612cm" svg:height="1.365cm" svg:x="5.85cm" svg:y="2.085cm" svg:viewBox="0 0 4613 1366" svg:d="M0 227c0-126 102-227 228-227h4157c61 0 118 24 161 66 43 43 67 101 67 161v910c0 126-102 229-228 229h-4157c-126 0-228-103-228-229z">
          <text:p/>
        </draw:path>
        <draw:frame draw:style-name="gr4" draw:text-style-name="P5" draw:layer="layout" svg:width="3.418cm" svg:height="0.556cm" svg:x="6.455cm" svg:y="2.319cm">
          <draw:text-box>
            <text:p text:style-name="P4"><text:span text:style-name="T1">Gamepad Input</text:span></text:p>
          </draw:text-box>
        </draw:frame>
        <draw:path draw:style-name="gr2" draw:text-style-name="P2" draw:layer="layout" svg:width="5.774cm" svg:height="1.941cm" svg:x="5.337cm" svg:y="5.36cm" svg:viewBox="0 0 5775 1942" svg:d="M0 324c0-179 145-324 324-324h5128c85 0 168 35 228 95 61 61 95 143 95 229v1295c0 178-145 323-323 323h-5128c-179 0-324-145-324-323z">
          <text:p/>
        </draw:path>
        <draw:path draw:style-name="gr3" draw:text-style-name="P3" draw:layer="layout" svg:width="5.774cm" svg:height="1.941cm" svg:x="5.268cm" svg:y="5.366cm" svg:viewBox="0 0 5775 1942" svg:d="M0 324c0-179 145-324 324-324h5128c85 0 168 35 228 95 61 61 95 143 95 229v1295c0 178-145 323-323 323h-5128c-179 0-324-145-324-323z">
          <text:p/>
        </draw:path>
        <draw:frame draw:style-name="gr5" draw:text-style-name="P6" draw:layer="layout" svg:width="3.977cm" svg:height="0.357cm" svg:x="6.18cm" svg:y="2.891cm">
          <draw:text-box>
            <text:p text:style-name="P4"><text:span text:style-name="T2">Sourced from wpilib Objects</text:span></text:p>
          </draw:text-box>
        </draw:frame>
        <draw:frame draw:style-name="gr4" draw:text-style-name="P5" draw:layer="layout" svg:width="4.718cm" svg:height="0.556cm" svg:x="5.81cm" svg:y="5.703cm">
          <draw:text-box>
            <text:p text:style-name="P4"><text:span text:style-name="T1">Accumulator / Builder</text:span></text:p>
          </draw:text-box>
        </draw:frame>
        <draw:frame draw:style-name="gr5" draw:text-style-name="P6" draw:layer="layout" svg:width="4.985cm" svg:height="0.357cm" svg:x="5.685cm" svg:y="6.275cm">
          <draw:text-box>
            <text:p text:style-name="P4"><text:span text:style-name="T2">Read joystick values with frc library</text:span></text:p>
          </draw:text-box>
        </draw:frame>
        <draw:path draw:style-name="gr2" draw:text-style-name="P2" draw:layer="layout" svg:width="4.322cm" svg:height="2.294cm" svg:x="5.994cm" svg:y="9.224cm" svg:viewBox="0 0 4323 2295" svg:d="M0 382c0-211 171-382 383-382h3558c101 0 198 40 270 112s112 169 112 270v1531c0 211-171 382-382 382h-3558c-212 0-383-171-383-382z">
          <text:p/>
        </draw:path>
        <draw:path draw:style-name="gr3" draw:text-style-name="P3" draw:layer="layout" svg:width="4.322cm" svg:height="2.294cm" svg:x="5.994cm" svg:y="9.224cm" svg:viewBox="0 0 4323 2295" svg:d="M0 382c0-211 171-382 383-382h3558c101 0 198 40 270 112s112 169 112 270v1531c0 211-171 382-382 382h-3558c-212 0-383-171-383-382z">
          <text:p/>
        </draw:path>
        <draw:frame draw:style-name="gr5" draw:text-style-name="P6" draw:layer="layout" svg:width="4.295cm" svg:height="0.357cm" svg:x="6.02cm" svg:y="6.646cm">
          <draw:text-box>
            <text:p text:style-name="P4"><text:span text:style-name="T2">Stored in Parameters::Context</text:span></text:p>
          </draw:text-box>
        </draw:frame>
        <draw:frame draw:style-name="gr4" draw:text-style-name="P5" draw:layer="layout" svg:width="2.563cm" svg:height="0.556cm" svg:x="6.88cm" svg:y="9.367cm">
          <draw:text-box>
            <text:p text:style-name="P4"><text:span text:style-name="T1">Parameters</text:span></text:p>
          </draw:text-box>
        </draw:frame>
        <draw:frame draw:style-name="gr5" draw:text-style-name="P6" draw:layer="layout" svg:width="3.114cm" svg:height="0.357cm" svg:x="6.656cm" svg:y="9.939cm">
          <draw:text-box>
            <text:p text:style-name="P4"><text:span text:style-name="T2">Receives raw values, </text:span></text:p>
          </draw:text-box>
        </draw:frame>
        <draw:frame draw:style-name="gr5" draw:text-style-name="P6" draw:layer="layout" svg:width="3.393cm" svg:height="0.357cm" svg:x="6.515cm" svg:y="10.31cm">
          <draw:text-box>
            <text:p text:style-name="P4"><text:span text:style-name="T2">filters them, prepare for </text:span></text:p>
          </draw:text-box>
        </draw:frame>
        <draw:path draw:style-name="gr2" draw:text-style-name="P2" draw:layer="layout" svg:width="4.322cm" svg:height="2.087cm" svg:x="5.994cm" svg:y="14.317cm" svg:viewBox="0 0 4323 2088" svg:d="M0 348c0-192 156-348 348-348h3627c92 0 181 37 246 102 65 66 102 154 102 246v1392c0 192-156 348-348 348h-3627c-192 0-348-156-348-348z">
          <text:p/>
        </draw:path>
        <draw:path draw:style-name="gr3" draw:text-style-name="P3" draw:layer="layout" svg:width="4.322cm" svg:height="2.087cm" svg:x="5.994cm" svg:y="14.317cm" svg:viewBox="0 0 4323 2088" svg:d="M0 348c0-192 156-348 348-348h3627c92 0 181 37 246 102 65 66 102 154 102 246v1392c0 192-156 348-348 348h-3627c-192 0-348-156-348-348z">
          <text:p/>
        </draw:path>
        <draw:frame draw:style-name="gr5" draw:text-style-name="P6" draw:layer="layout" svg:width="1.585cm" svg:height="0.357cm" svg:x="7.37cm" svg:y="10.68cm">
          <draw:text-box>
            <text:p text:style-name="P4"><text:span text:style-name="T2">bot control.</text:span></text:p>
          </draw:text-box>
        </draw:frame>
        <draw:frame draw:style-name="gr4" draw:text-style-name="P5" draw:layer="layout" svg:width="1.738cm" svg:height="0.556cm" svg:x="7.291cm" svg:y="14.912cm">
          <draw:text-box>
            <text:p text:style-name="P4"><text:span text:style-name="T1">Shooter</text:span></text:p>
          </draw:text-box>
        </draw:frame>
        <draw:polygon draw:style-name="gr1" draw:text-style-name="P1" draw:layer="layout" svg:width="0cm" svg:height="1.916cm" svg:x="8.155cm" svg:y="7.307cm" svg:viewBox="0 0 0 1917" draw:points="0,0 0,1917">
          <text:p/>
        </draw:polygon>
        <draw:line draw:style-name="gr6" draw:text-style-name="P3" draw:layer="layout" svg:x1="8.155cm" svg:y1="7.307cm" svg:x2="8.155cm" svg:y2="9.224cm">
          <text:p/>
        </draw:line>
        <draw:path draw:style-name="gr2" draw:text-style-name="P2" draw:layer="layout" svg:width="4.322cm" svg:height="2.087cm" svg:x="0.521cm" svg:y="14.317cm" svg:viewBox="0 0 4323 2088" svg:d="M0 348c0-192 156-348 348-348h3627c92 0 181 37 246 102 65 66 102 154 102 246v1392c0 192-156 348-348 348h-3627c-192 0-348-156-348-348z">
          <text:p/>
        </draw:path>
        <draw:path draw:style-name="gr3" draw:text-style-name="P3" draw:layer="layout" svg:width="4.322cm" svg:height="2.087cm" svg:x="0.521cm" svg:y="14.317cm" svg:viewBox="0 0 4323 2088" svg:d="M0 348c0-192 156-348 348-348h3627c92 0 181 37 246 102 65 66 102 154 102 246v1392c0 192-156 348-348 348h-3627c-192 0-348-156-348-348z">
          <text:p/>
        </draw:path>
        <draw:frame draw:style-name="gr5" draw:text-style-name="P6" draw:layer="layout" svg:width="2.559cm" svg:height="0.357cm" svg:x="6.885cm" svg:y="15.485cm">
          <draw:text-box>
            <text:p text:style-name="P4"><text:span text:style-name="T2">Load/Shoot Notes</text:span></text:p>
          </draw:text-box>
        </draw:frame>
        <draw:frame draw:style-name="gr4" draw:text-style-name="P5" draw:layer="layout" svg:width="2.123cm" svg:height="0.556cm" svg:x="1.626cm" svg:y="14.912cm">
          <draw:text-box>
            <text:p text:style-name="P4"><text:span text:style-name="T1">Drivetrain</text:span></text:p>
          </draw:text-box>
        </draw:frame>
        <draw:path draw:style-name="gr2" draw:text-style-name="P2" draw:layer="layout" svg:width="4.322cm" svg:height="2.087cm" svg:x="11.467cm" svg:y="14.317cm" svg:viewBox="0 0 4323 2088" svg:d="M0 348c0-192 156-348 348-348h3627c93 0 181 37 246 102 65 66 102 154 102 246v1392c0 192-156 348-348 348h-3627c-192 0-348-156-348-348z">
          <text:p/>
        </draw:path>
        <draw:path draw:style-name="gr3" draw:text-style-name="P3" draw:layer="layout" svg:width="4.322cm" svg:height="2.087cm" svg:x="11.467cm" svg:y="14.317cm" svg:viewBox="0 0 4323 2088" svg:d="M0 348c0-192 156-348 348-348h3627c93 0 181 37 246 102 65 66 102 154 102 246v1392c0 192-156 348-348 348h-3627c-192 0-348-156-348-348z">
          <text:p/>
        </draw:path>
        <draw:frame draw:style-name="gr5" draw:text-style-name="P6" draw:layer="layout" svg:width="1.899cm" svg:height="0.357cm" svg:x="1.738cm" svg:y="15.485cm">
          <draw:text-box>
            <text:p text:style-name="P4"><text:span text:style-name="T2">Robot motion</text:span></text:p>
          </draw:text-box>
        </draw:frame>
        <draw:frame draw:style-name="gr4" draw:text-style-name="P5" draw:layer="layout" svg:width="3.554cm" svg:height="0.556cm" svg:x="11.873cm" svg:y="14.912cm">
          <draw:text-box>
            <text:p text:style-name="P4"><text:span text:style-name="T1">Mechanical Arm</text:span></text:p>
          </draw:text-box>
        </draw:frame>
        <draw:path draw:style-name="gr1" draw:text-style-name="P1" draw:layer="layout" svg:width="5.473cm" svg:height="2.799cm" svg:x="2.682cm" svg:y="11.518cm" svg:viewBox="0 0 5474 2800" svg:d="M5474 0c0 700-1368 1050-2737 1401-1368 350-2737 700-2737 1399z">
          <text:p/>
        </draw:path>
        <draw:path draw:style-name="gr6" draw:text-style-name="P3" draw:layer="layout" svg:width="5.473cm" svg:height="2.799cm" svg:x="2.682cm" svg:y="11.518cm" svg:viewBox="0 0 5474 2800" svg:d="M5474 0c0 700-1368 1050-2737 1401-1368 350-2737 700-2737 1399">
          <text:p/>
        </draw:path>
        <draw:path draw:style-name="gr1" draw:text-style-name="P1" draw:layer="layout" svg:width="0.003cm" svg:height="2.799cm" svg:x="8.155cm" svg:y="11.518cm" svg:viewBox="0 0 4 2800" svg:d="M0 0c0 700 2 1050 2 1401 0 350 2 700 2 1399z">
          <text:p/>
        </draw:path>
        <draw:path draw:style-name="gr6" draw:text-style-name="P3" draw:layer="layout" svg:width="0.003cm" svg:height="2.799cm" svg:x="8.155cm" svg:y="11.518cm" svg:viewBox="0 0 4 2800" svg:d="M0 0c0 700 2 1050 2 1401 0 350 2 700 2 1399">
          <text:p/>
        </draw:path>
        <draw:path draw:style-name="gr1" draw:text-style-name="P1" draw:layer="layout" svg:width="5.473cm" svg:height="2.799cm" svg:x="8.155cm" svg:y="11.518cm" svg:viewBox="0 0 5474 2800" svg:d="M0 0c0 700 1369 1050 2738 1401 1368 350 2736 700 2736 1399z">
          <text:p/>
        </draw:path>
        <draw:path draw:style-name="gr6" draw:text-style-name="P3" draw:layer="layout" svg:width="5.473cm" svg:height="2.799cm" svg:x="8.155cm" svg:y="11.518cm" svg:viewBox="0 0 5474 2800" svg:d="M0 0c0 700 1369 1050 2738 1401 1368 350 2736 700 2736 1399">
          <text:p/>
        </draw:path>
        <draw:polygon draw:style-name="gr1" draw:text-style-name="P1" draw:layer="layout" svg:width="11.886cm" svg:height="1.365cm" svg:x="2.212cm" svg:y="0.283cm" svg:viewBox="0 0 11887 1366" draw:points="0,0 11887,0 11887,1366 0,1366">
          <text:p/>
        </draw:polygon>
        <draw:frame draw:style-name="gr5" draw:text-style-name="P6" draw:layer="layout" svg:width="1.628cm" svg:height="0.357cm" svg:x="12.817cm" svg:y="15.485cm">
          <draw:text-box>
            <text:p text:style-name="P4"><text:span text:style-name="T2">Arm motion</text:span></text:p>
          </draw:text-box>
        </draw:frame>
        <draw:path draw:style-name="gr1" draw:text-style-name="P1" draw:layer="layout" svg:width="0.003cm" svg:height="1.916cm" svg:x="8.156cm" svg:y="3.45cm" svg:viewBox="0 0 4 1917" svg:d="M0 0c0 479 0 718 2 958 0 240 2 480 2 959z">
          <text:p/>
        </draw:path>
        <draw:path draw:style-name="gr6" draw:text-style-name="P3" draw:layer="layout" svg:width="0.003cm" svg:height="1.916cm" svg:x="8.156cm" svg:y="3.45cm" svg:viewBox="0 0 4 1917" svg:d="M0 0c0 479 0 718 2 958 0 240 2 480 2 959">
          <text:p/>
        </draw:path>
        <draw:frame draw:style-name="gr7" draw:text-style-name="P7" draw:layer="layout" svg:width="8.723cm" svg:height="0.712cm" svg:x="3.822cm" svg:y="0.62cm">
          <draw:text-box>
            <text:p text:style-name="P4"><text:span text:style-name="T3">RobotMain: Teleop Overvie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6.404cm" fo:page-height="17.3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0:32:56.072842914</dc:date>
    <meta:editing-duration>PT55S</meta:editing-duration>
    <meta:editing-cycles>1</meta:editing-cycles>
    <meta:document-statistic meta:object-count="40"/>
    <meta:generator>LibreOffice/7.5.9.2$Linux_X86_64 LibreOffice_project/50$Build-2</meta:generator>
  </office:meta>
</office:document-meta>
</file>